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nds On with the Raspberry Pi</text:p>
      <text:p text:style-name="P1"/>
      <text:p text:style-name="P2">Explore the amazing power of the Raspberry Pi, the $35 single-board computer which is taking the world by storm! <text:s/>In this class, we will connect up a Rasperry Pi, configure it from First Boot, and <text:s/>explore a number of ways to use it to control things in the Real World. <text:s/>You'll learn the basics of working on Raspian Linux, plus a little about networking, and a little about how the World Wide Web works. <text:s/>Have fun with the command line, OS Configuration, and exploring <text:s/>what to think about when Things go Pear-Shaped. <text:s/>The class should take about 4 hours.</text:p>
      <text:p text:style-name="P2"/>
      <text:p text:style-name="P1">Prerequisites</text:p>
      <text:p text:style-name="P1"/>
      <text:p text:style-name="P2">I assume no familiarity with Linux or the command line, but much of the class will involve working with just that. <text:s/>Even a little bit of background will help. You won't have to write any code or do any extensive text editing ( but of course you can if you want to!). </text:p>
      <text:p text:style-name="P2"/>
      <text:p text:style-name="P2">You'll need to bring an HDMI-capable monitor (or a VGA monitor and an HDMI adapter), a USB keyboard, and a USB mouse. <text:s/>You'll also need a laptop, preferably with an RJ45 port (“LAN port”). <text:s/>If your laptop lacks this port, you can get an USB to RJ45 adapter. <text:s/>Windows machines need special drivers to make these work. <text:s/>Windows users also need to install “PuTTY”, ( <text:a xlink:type="simple" xlink:href="https://www.chiark.greenend.org.uk/~sgtatham/putty/">https://www.chiark.greenend.org.uk/~sgtatham/putty/</text:a> ). We'll provide a Raspberry Pi, a power supply for it, an SD card containing the software you will need, and an LED with proper resistor for experimenting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4:52:17</meta:creation-date>
    <dc:date>2018-04-02T15:17:12</dc:date>
    <meta:editing-duration>PT9M5S</meta:editing-duration>
    <meta:editing-cycles>1</meta:editing-cycles>
    <meta:document-statistic meta:table-count="0" meta:image-count="0" meta:object-count="0" meta:page-count="1" meta:paragraph-count="5" meta:word-count="252" meta:character-count="1438" meta:non-whitespace-character-count="1179"/>
    <meta:generator>LibreOffice/3.5$Linux_X86_64 LibreOffice_project/350m1$Build-2</meta:generator>
  </office:meta>
</office:document-meta>
</file>